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ed9d" officeooo:paragraph-rsid="001eed9d"/>
    </style:style>
    <style:style style:name="P2" style:family="paragraph" style:parent-style-name="Standard">
      <style:text-properties officeooo:paragraph-rsid="001eed9d"/>
    </style:style>
    <style:style style:name="P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letter-spacing="normal" loext:padding="0in" loext:border="none"/>
    </style:style>
    <style:style style:name="P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font-size="12pt" fo:letter-spacing="normal" style:font-size-asian="12pt" style:font-style-asian="normal" style:font-weight-asian="normal" style:font-size-complex="12pt" loext:padding="0in" loext:border="none"/>
    </style:style>
    <style:style style:name="P5" style:family="paragraph" style:parent-style-name="Standard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font-size="12pt" fo:letter-spacing="normal" style:font-size-asian="12pt" style:font-size-complex="12pt" loext:padding="0in" loext:border="none"/>
    </style:style>
    <style:style style:name="T1" style:family="text">
      <style:text-properties style:font-style-asian="normal" style:font-weight-asian="normal"/>
    </style:style>
    <style:style style:name="T2" style:family="text">
      <style:text-properties fo:font-style="normal" fo:font-weight="normal"/>
    </style:style>
    <style:style style:name="T3" style:family="text">
      <style:text-properties officeooo:rsid="001eed9d"/>
    </style:style>
    <style:style style:name="T4" style:family="text">
      <style:text-properties fo:font-variant="normal" fo:text-transform="none" fo:letter-spacing="normal" style:font-style-asian="normal" style:font-weight-asian="normal" loext:padding="0in" loext:border="none"/>
    </style:style>
    <style:style style:name="T5" style:family="text">
      <style:text-properties fo:font-variant="normal" fo:text-transform="none" fo:letter-spacing="normal" fo:font-style="normal" fo:font-weight="normal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第六章作业</text:h>
      <text:p text:style-name="P3"><text:span text:style-name="T2">11 .</text:span><text:span text:style-name="T1">问题：</text:span></text:p>
      <text:p text:style-name="P4">解释为什么非优策略不能出现在博弈的均衡中？</text:p>
      <text:p text:style-name="P4">答：</text:p>
      <text:p text:style-name="P5"><text:span text:style-name="T1">由纳什均衡的定义可知，在博弈达到均衡时，要求双方的选择互为最佳应对。若一方采取某非优策略</text:span><text:span text:style-name="T2">s</text:span><text:span text:style-name="T1">，则对于该方必然存在一策略</text:span><text:span text:style-name="T2">s1</text:span><text:span text:style-name="T1">，使得</text:span><text:span text:style-name="T2">s1</text:span><text:span text:style-name="T1">的收益大于</text:span><text:span text:style-name="T2">s</text:span><text:span text:style-name="T1">，无论其他各方采取什么策略。因此，该方采取策略</text:span><text:span text:style-name="T2">s</text:span><text:span text:style-name="T1">时，必然不是最佳应对，即非优策略不能出现在博弈的均衡中。</text:span></text:p>
      <text:p text:style-name="Standard"/>
      <text:p text:style-name="P1">13.</text:p>
      <text:p text:style-name="P1">a). (U, L, I), (D,R,r) 是满足纳什均衡的策略组，因此其中每个策略是另外两个策略的最佳应对。</text:p>
      <text:p text:style-name="P1"/>
      <text:p text:style-name="P2"><text:span text:style-name="T3">b). <text:tab/></text:span><text:span text:style-name="T4">假设</text:span><text:span text:style-name="T5">C</text:span><text:span text:style-name="T4">先选择策略，当</text:span><text:span text:style-name="T5">C</text:span><text:span text:style-name="T4">选择</text:span><text:span text:style-name="T5">l</text:span><text:span text:style-name="T4">时，</text:span><text:span text:style-name="T5">AB</text:span><text:span text:style-name="T4">两人都不存在最佳策略，故其选择纳什均衡</text:span><text:span text:style-name="T5">{UL}</text:span><text:span text:style-name="T4">同理，当</text:span><text:span text:style-name="T5">C</text:span><text:span text:style-name="T4">选择</text:span><text:span text:style-name="T5">r</text:span><text:span text:style-name="T4">时，</text:span><text:span text:style-name="T5">AB</text:span><text:span text:style-name="T4">两人也都不存在最佳策略，故选择纳什均衡</text:span><text:span text:style-name="T5">{DR}</text:span><text:span text:style-name="T4">。假设</text:span><text:span text:style-name="T5">C</text:span><text:span text:style-name="T4">知道</text:span><text:span text:style-name="T5">AB</text:span><text:span text:style-name="T4">的行为，他将预测如果他选择</text:span><text:span text:style-name="T5">l</text:span><text:span text:style-name="T4">得到收益</text:span><text:span text:style-name="T5">4</text:span><text:span text:style-name="T4">，</text:span><text:span text:style-name="T5">r</text:span><text:span text:style-name="T4">得到收益</text:span><text:span text:style-name="T5">2</text:span><text:span text:style-name="T4">。故他将选择</text:span><text:span text:style-name="T5">l</text:span><text:span text:style-name="T4">，即</text:span><text:span text:style-name="T5">{URl}</text:span><text:span text:style-name="T4">。其是</text:span><text:span text:style-name="T5">a)</text:span><text:span text:style-name="T4">中的一个纳什均衡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2" text:outline-level="2">张金源/ 76066001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00:45:49.349505523</meta:creation-date>
    <dc:date>2018-06-22T01:21:26.596060675</dc:date>
    <meta:editing-duration>PT15M16S</meta:editing-duration>
    <meta:editing-cycles>1</meta:editing-cycles>
    <meta:document-statistic meta:table-count="0" meta:image-count="0" meta:object-count="0" meta:page-count="1" meta:paragraph-count="9" meta:word-count="323" meta:character-count="373" meta:non-whitespace-character-count="364"/>
    <meta:generator>LibreOffice/6.0.3.2$Linux_X86_64 LibreOffice_project/00m0$Build-2</meta:generator>
  </office:meta>
</office:document-meta>
</file>